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F0000021812FF72B26EC2DF8D.png" manifest:media-type="image/png"/>
  <manifest:file-entry manifest:full-path="Pictures/10000001000002BB0000020AB787D03727D9AD18.png" manifest:media-type="image/png"/>
  <manifest:file-entry manifest:full-path="Pictures/10000001000001FC00000209C27B1EE4503ECEC5.png" manifest:media-type="image/png"/>
  <manifest:file-entry manifest:full-path="Pictures/10000001000001F700000206DDAB88FEA364739B.png" manifest:media-type="image/png"/>
  <manifest:file-entry manifest:full-path="Pictures/10000001000002C00000021F19CAEB691DEEB12E.png" manifest:media-type="image/png"/>
  <manifest:file-entry manifest:full-path="Pictures/10000001000002BF0000021A266BF9F6B70C02A8.png" manifest:media-type="image/png"/>
  <manifest:file-entry manifest:full-path="Pictures/10000001000002C000000226DDAB352B3F934E65.png" manifest:media-type="image/png"/>
  <manifest:file-entry manifest:full-path="Pictures/10000001000002C30000021002F1F4DA91EA491D.png" manifest:media-type="image/png"/>
  <manifest:file-entry manifest:full-path="Pictures/10000001000002C000000215DCEE2D384EA8A96D.png" manifest:media-type="image/png"/>
  <manifest:file-entry manifest:full-path="Pictures/10000001000002C300000225506F1FA1361A6653.png" manifest:media-type="image/png"/>
  <manifest:file-entry manifest:full-path="Pictures/10000001000001FA0000020E33A10D8242FD71B5.png" manifest:media-type="image/png"/>
  <manifest:file-entry manifest:full-path="Pictures/10000001000002C00000021504938A3655EF2C4C.png" manifest:media-type="image/png"/>
  <manifest:file-entry manifest:full-path="Pictures/10000001000002BB00000216A14D875CB5B82AB5.png" manifest:media-type="image/png"/>
  <manifest:file-entry manifest:full-path="Pictures/10000001000002C700000230CFB402B4697577FB.png" manifest:media-type="image/png"/>
  <manifest:file-entry manifest:full-path="Pictures/10000001000002BE0000021B5FABBC2AF09F0246.png" manifest:media-type="image/png"/>
  <manifest:file-entry manifest:full-path="Pictures/10000001000002C000000215A34B22EFE580F39C.png" manifest:media-type="image/png"/>
  <manifest:file-entry manifest:full-path="Pictures/10000001000001F3000001D89BA0B9950C7F2F92.png" manifest:media-type="image/png"/>
  <manifest:file-entry manifest:full-path="Pictures/10000001000001F7000001CE1869D8C0F54F2CB4.png" manifest:media-type="image/png"/>
  <manifest:file-entry manifest:full-path="Pictures/10000001000002D000000226C355F3F25B60FA54.png" manifest:media-type="image/png"/>
  <manifest:file-entry manifest:full-path="Pictures/10000001000002CA00000240A95F66C0A168B766.png" manifest:media-type="image/png"/>
  <manifest:file-entry manifest:full-path="Pictures/10000001000002DA0000022FA154CB2397315DF8.png" manifest:media-type="image/png"/>
  <manifest:file-entry manifest:full-path="Pictures/10000001000002A500000224865D8F3824013390.png" manifest:media-type="image/png"/>
  <manifest:file-entry manifest:full-path="Pictures/10000001000002AD000002260CB905AF7AA233CF.png" manifest:media-type="image/png"/>
  <manifest:file-entry manifest:full-path="Pictures/10000001000001F60000020DBA4F10CF477374D3.png" manifest:media-type="image/png"/>
  <manifest:file-entry manifest:full-path="Pictures/10000001000002ED0000022B856C5A0FC105E4FF.png" manifest:media-type="image/png"/>
  <manifest:file-entry manifest:full-path="Pictures/10000001000002C50000023C1B14177A6844AB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f837" officeooo:paragraph-rsid="001df8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<draw:frame draw:style-name="fr2" draw:name="Image1" text:anchor-type="char" svg:x="1.05cm" svg:y="0.974cm" svg:width="14.901cm" svg:height="11.494cm" draw:z-index="0"><draw:image xlink:href="Pictures/10000001000002C00000021F19CAEB691DEEB12E.png" xlink:type="simple" xlink:show="embed" xlink:actuate="onLoad" draw:mime-type="image/png"/></draw:frame></text:p>
      <text:p text:style-name="P1"/>
      <text:p text:style-name="P1"/>
      <text:p text:style-name="P1"><draw:frame draw:style-name="fr1" draw:name="Image2" text:anchor-type="char" svg:width="14.88cm" svg:height="11.388cm" draw:z-index="1"><draw:image xlink:href="Pictures/10000001000002BF0000021A266BF9F6B70C02A8.png" xlink:type="simple" xlink:show="embed" xlink:actuate="onLoad" draw:mime-type="image/png"/></draw:frame><text:tab/></text:p>
      <text:p text:style-name="P1"/>
      <text:p text:style-name="P1"><text:soft-page-break/></text:p>
      <text:p text:style-name="P1"><draw:frame draw:style-name="fr1" draw:name="Image3" text:anchor-type="char" svg:width="14.901cm" svg:height="11.642cm" draw:z-index="2"><draw:image xlink:href="Pictures/10000001000002C000000226DDAB352B3F934E65.png" xlink:type="simple" xlink:show="embed" xlink:actuate="onLoad" draw:mime-type="image/png"/></draw:frame><draw:frame draw:style-name="fr2" draw:name="Image4" text:anchor-type="char" svg:x="1.018cm" svg:y="12.679cm" svg:width="14.967cm" svg:height="11.176cm" draw:z-index="3"><draw:image xlink:href="Pictures/10000001000002C30000021002F1F4DA91EA491D.png" xlink:type="simple" xlink:show="embed" xlink:actuate="onLoad" draw:mime-type="image/png"/></draw:frame><text:tab/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3" draw:name="Image5" text:anchor-type="char" svg:width="14.796cm" svg:height="11.049cm" draw:z-index="4"><draw:image xlink:href="Pictures/10000001000002BB0000020AB787D03727D9AD18.png" xlink:type="simple" xlink:show="embed" xlink:actuate="onLoad" draw:mime-type="image/png"/></draw:frame><text:tab/></text:p>
      <text:p text:style-name="P1"><draw:frame draw:style-name="fr1" draw:name="Image12" text:anchor-type="char" svg:width="14.901cm" svg:height="11.282cm" draw:z-index="11"><draw:image xlink:href="Pictures/10000001000002C000000215DCEE2D384EA8A96D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14.967cm" svg:height="11.621cm" draw:z-index="5"><draw:image xlink:href="Pictures/10000001000002C300000225506F1FA1361A6653.png" xlink:type="simple" xlink:show="embed" xlink:actuate="onLoad" draw:mime-type="image/png"/></draw:frame><text:tab/><draw:frame draw:style-name="fr2" draw:name="Image7" text:anchor-type="char" svg:x="1.145cm" svg:y="12.51cm" svg:width="14.88cm" svg:height="11.345cm" draw:z-index="6"><draw:image xlink:href="Pictures/10000001000002BF0000021812FF72B26EC2DF8D.png" xlink:type="simple" xlink:show="embed" xlink:actuate="onLoad" draw:mime-type="image/png"/></draw:frame><text:tab/></text:p>
      <text:p text:style-name="P1"><text:soft-page-break/></text:p>
      <text:p text:style-name="P1"/>
      <text:p text:style-name="P1"/>
      <text:p text:style-name="P1"><draw:frame draw:style-name="fr1" draw:name="Image8" text:anchor-type="char" svg:width="14.901cm" svg:height="11.282cm" draw:z-index="7"><draw:image xlink:href="Pictures/10000001000002C00000021504938A3655EF2C4C.png" xlink:type="simple" xlink:show="embed" xlink:actuate="onLoad" draw:mime-type="image/png"/></draw:frame><draw:frame draw:style-name="fr2" draw:name="Image9" text:anchor-type="char" svg:x="1.356cm" svg:y="11.917cm" svg:width="14.796cm" svg:height="11.303cm" draw:z-index="8"><draw:image xlink:href="Pictures/10000001000002BB00000216A14D875CB5B82AB5.png" xlink:type="simple" xlink:show="embed" xlink:actuate="onLoad" draw:mime-type="image/png"/></draw:frame><text:tab/></text:p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10" text:anchor-type="char" svg:width="14.901cm" svg:height="11.282cm" draw:z-index="9"><draw:image xlink:href="Pictures/10000001000002C000000215A34B22EFE580F39C.png" xlink:type="simple" xlink:show="embed" xlink:actuate="onLoad" draw:mime-type="image/png"/></draw:frame><text:tab/></text:p>
      <text:p text:style-name="P1"><draw:frame draw:style-name="fr3" draw:name="Image11" text:anchor-type="char" svg:width="14.861cm" svg:height="11.409cm" draw:z-index="10"><draw:image xlink:href="Pictures/10000001000002BE0000021B5FABBC2AF09F0246.png" xlink:type="simple" xlink:show="embed" xlink:actuate="onLoad" draw:mime-type="image/png"/></draw:frame><text:tab/></text:p>
      <text:p text:style-name="P1"/>
      <text:p text:style-name="P1"><text:soft-page-break/></text:p>
      <text:p text:style-name="P1">3.For Call:</text:p>
      <text:p text:style-name="P1"><draw:frame draw:style-name="fr1" draw:name="Image13" text:anchor-type="char" svg:width="10.562cm" svg:height="9.991cm" draw:z-index="12"><draw:image xlink:href="Pictures/10000001000001F3000001D89BA0B9950C7F2F92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r Put:</text:p>
      <text:p text:style-name="P1"><text:tab/></text:p>
      <text:p text:style-name="P1"/>
      <text:p text:style-name="P1"><draw:frame draw:style-name="fr2" draw:name="Image14" text:anchor-type="char" svg:x="2.88cm" svg:y="0.254cm" svg:width="10.647cm" svg:height="9.779cm" draw:z-index="13"><draw:image xlink:href="Pictures/10000001000001F7000001CE1869D8C0F54F2C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.</text:p>
      <text:p text:style-name="P1"><text:tab/></text:p>
      <text:p text:style-name="P1"/>
      <text:p text:style-name="P1"><draw:frame draw:style-name="fr1" draw:name="Image15" text:anchor-type="char" svg:width="15.242cm" svg:height="11.642cm" draw:z-index="14"><draw:image xlink:href="Pictures/10000001000002D000000226C355F3F25B60FA54.png" xlink:type="simple" xlink:show="embed" xlink:actuate="onLoad" draw:mime-type="image/png"/></draw:frame><text:tab/><draw:frame draw:style-name="fr2" draw:name="Image16" text:anchor-type="char" svg:x="1.558cm" svg:y="12.421cm" svg:width="15.453cm" svg:height="11.832cm" draw:z-index="15"><draw:image xlink:href="Pictures/10000001000002DA0000022FA154CB2397315DF8.png" xlink:type="simple" xlink:show="embed" xlink:actuate="onLoad" draw:mime-type="image/png"/></draw:frame></text:p>
      <text:p text:style-name="P1"><text:soft-page-break/><text:tab/></text:p>
      <text:p text:style-name="P1"/>
      <text:p text:style-name="P1"><draw:frame draw:style-name="fr1" draw:name="Image17" text:anchor-type="char" svg:width="14.332cm" svg:height="11.599cm" draw:z-index="16"><draw:image xlink:href="Pictures/10000001000002A500000224865D8F3824013390.png" xlink:type="simple" xlink:show="embed" xlink:actuate="onLoad" draw:mime-type="image/png"/></draw:frame><text:tab/></text:p>
      <text:p text:style-name="P1"><draw:frame draw:style-name="fr1" draw:name="Image18" text:anchor-type="char" svg:width="14.499cm" svg:height="11.642cm" draw:z-index="17"><draw:image xlink:href="Pictures/10000001000002AD000002260CB905AF7AA233CF.png" xlink:type="simple" xlink:show="embed" xlink:actuate="onLoad" draw:mime-type="image/png"/></draw:frame><text:tab/></text:p>
      <text:p text:style-name="P1"/>
      <text:p text:style-name="P1"><draw:frame draw:style-name="fr1" draw:name="Image19" text:anchor-type="char" svg:width="15.856cm" svg:height="11.748cm" draw:z-index="18"><draw:image xlink:href="Pictures/10000001000002ED0000022B856C5A0FC105E4FF.png" xlink:type="simple" xlink:show="embed" xlink:actuate="onLoad" draw:mime-type="image/png"/></draw:frame><text:soft-page-break/><text:tab/></text:p>
      <text:p text:style-name="P1"><draw:frame draw:style-name="fr1" draw:name="Image20" text:anchor-type="char" svg:width="15.05cm" svg:height="11.853cm" draw:z-index="19"><draw:image xlink:href="Pictures/10000001000002C700000230CFB402B4697577FB.png" xlink:type="simple" xlink:show="embed" xlink:actuate="onLoad" draw:mime-type="image/png"/></draw:frame><text:tab/></text:p>
      <text:p text:style-name="P1"/>
      <text:p text:style-name="P1"/>
      <text:p text:style-name="P1"><text:soft-page-break/></text:p>
      <text:p text:style-name="P1"><draw:frame draw:style-name="fr1" draw:name="Image21" text:anchor-type="char" svg:width="15.007cm" svg:height="12.107cm" draw:z-index="20"><draw:image xlink:href="Pictures/10000001000002C50000023C1B14177A6844ABB4.png" xlink:type="simple" xlink:show="embed" xlink:actuate="onLoad" draw:mime-type="image/png"/></draw:frame><text:tab/><draw:frame draw:style-name="fr2" draw:name="Image22" text:anchor-type="char" svg:x="1.028cm" svg:y="13.145cm" svg:width="15.115cm" svg:height="12.194cm" draw:z-index="21"><draw:image xlink:href="Pictures/10000001000002CA00000240A95F66C0A168B766.png" xlink:type="simple" xlink:show="embed" xlink:actuate="onLoad" draw:mime-type="image/png"/></draw:frame><text:tab/></text:p>
      <text:p text:style-name="P1"/>
      <text:p text:style-name="P1"><text:soft-page-break/></text:p>
      <text:p text:style-name="P1"/>
      <text:p text:style-name="P1">4.<draw:frame draw:style-name="fr1" draw:name="Image23" text:anchor-type="char" svg:width="10.71cm" svg:height="11.134cm" draw:z-index="22"><draw:image xlink:href="Pictures/10000001000001FA0000020E33A10D8242FD71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4" text:anchor-type="char" svg:x="3.568cm" svg:y="0.741cm" svg:width="10.626cm" svg:height="11.113cm" draw:z-index="23"><draw:image xlink:href="Pictures/10000001000001F60000020DBA4F10CF477374D3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5" text:anchor-type="char" svg:width="10.647cm" svg:height="10.964cm" draw:z-index="24"><draw:image xlink:href="Pictures/10000001000001F700000206DDAB88FEA364739B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6" text:anchor-type="char" svg:width="10.753cm" svg:height="11.028cm" draw:z-index="25"><draw:image xlink:href="Pictures/10000001000001FC00000209C27B1EE4503ECE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22:14:43.436000000</meta:creation-date>
    <dc:date>2024-02-20T22:39:27.443000000</dc:date>
    <meta:editing-duration>PT24M45S</meta:editing-duration>
    <meta:editing-cycles>1</meta:editing-cycles>
    <meta:document-statistic meta:table-count="0" meta:image-count="26" meta:object-count="0" meta:page-count="13" meta:paragraph-count="24" meta:word-count="7" meta:character-count="46" meta:non-whitespace-character-count="23"/>
    <meta:generator>LibreOffice/7.4.0.3$Windows_X86_64 LibreOffice_project/f85e47c08ddd19c015c0114a68350214f7066f5a</meta:generator>
  </office:meta>
</office:document-meta>
</file>